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marker-start="Arrowheads_20_1" svg:stroke-opacity="100%" draw:fill-color="#ffffff" draw:opacity-name="Transparency_20_1"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marker-start="Arrowheads_20_1" draw:fill="solid" draw:fill-color="#66ffff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marker-start="Arrowheads_20_1" draw:fill-color="#66ffff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marker-start="Arrowheads_20_1" svg:stroke-opacity="100%" draw:fill-color="#66ffff" draw:textarea-horizontal-align="justify" draw:textarea-vertical-align="middle" draw:auto-grow-height="false" draw:shadow="visib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265cm" fo:min-width="0.354cm" draw:shadow="visible"/>
    </style:style>
    <style:style style:name="gr7" style:family="graphic" style:parent-style-name="standard">
      <style:graphic-properties draw:marker-start="Arrowheads_20_1" draw:fill-color="#66ffff" draw:textarea-horizontal-align="justify" draw:textarea-vertical-align="middle" draw:auto-grow-height="false" draw:shadow="visible"/>
    </style:style>
    <style:style style:name="gr8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265cm" fo:min-width="0.433cm" draw:shadow="visible"/>
    </style:style>
    <style:style style:name="gr9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265cm" fo:min-width="0.198cm" draw:shadow="visible"/>
    </style:style>
    <style:style style:name="gr10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265cm" fo:min-width="0.684cm" draw:shadow="hidden"/>
    </style:style>
    <style:style style:name="gr11" style:family="graphic" style:parent-style-name="standard">
      <style:graphic-properties draw:marker-start="" draw:fill-color="#eeeeee" draw:textarea-horizontal-align="justify" draw:textarea-vertical-align="middle" draw:auto-grow-height="false" draw:shadow="visible"/>
    </style:style>
    <style:style style:name="gr12" style:family="graphic" style:parent-style-name="standard">
      <style:graphic-properties svg:stroke-color="#000000" draw:marker-start="Arrowheads_20_1" svg:stroke-opacity="100%" draw:fill="solid" draw:fill-color="#ffffff" draw:opacity="100%" draw:opacity-name="Transparency_20_1" draw:textarea-horizontal-align="justify" draw:textarea-vertical-align="middle" draw:auto-grow-height="false" draw:shadow="hidden" draw:shadow-opacity="100%"/>
    </style:style>
    <style:style style:name="gr13" style:family="graphic" style:parent-style-name="standard">
      <style:graphic-properties draw:marker-start="Arrowheads_20_1" svg:stroke-opacity="100%" draw:fill-color="#66ffff" draw:textarea-horizontal-align="justify" draw:textarea-vertical-align="middle" draw:auto-grow-height="false" draw:shadow="hidden"/>
    </style:style>
    <style:style style:name="gr14" style:family="graphic" style:parent-style-name="objectwithoutfill">
      <style:graphic-properties svg:stroke-width="0.018cm" svg:stroke-color="#6666ff" draw:marker-start="Arrow" draw:marker-start-width="0.142cm" draw:marker-end="Arrow" draw:marker-end-width="0.142cm" draw:fill="none" draw:textarea-vertical-align="middle" fo:padding-top="0.134cm" fo:padding-bottom="0.134cm" fo:padding-left="0.259cm" fo:padding-right="0.259cm"/>
    </style:style>
    <style:style style:name="gr15" style:family="graphic" style:parent-style-name="objectwithoutfill">
      <style:graphic-properties svg:stroke-color="#6666ff" draw:marker-start="Arrow" draw:marker-end="" draw:marker-end-width="0.3cm" draw:fill="none" draw:textarea-vertical-align="middle" draw:shadow="visible"/>
    </style:style>
    <style:style style:name="gr16" style:family="graphic" style:parent-style-name="objectwithoutfill">
      <style:graphic-properties svg:stroke-width="0.053cm" draw:marker-start="Arrow" draw:marker-start-width="0.194cm" draw:marker-end="Arrow" draw:marker-end-width="0.194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265cm" fo:min-width="0.433cm" draw:shadow="hidden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19" style:family="graphic" style:parent-style-name="standard">
      <style:graphic-properties draw:stroke="dash" draw:stroke-dash="Fine_20_Dashed" svg:stroke-color="#000000" svg:stroke-opacity="100%" draw:fill-color="#ffffff" draw:opacity="0%" draw:textarea-horizontal-align="justify" draw:textarea-vertical-align="top" draw:auto-grow-height="false"/>
    </style:style>
    <style:style style:name="gr20" style:family="graphic" style:parent-style-name="objectwithoutfill">
      <style:graphic-properties draw:marker-end="Symmetric_20_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paragraph-properties fo:text-align="center"/>
      <style:text-properties fo:font-size="9pt" fo:text-shadow="none" style:font-size-asian="9pt" style:font-size-complex="9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text-properties fo:font-size="8pt" fo:text-shadow="none" style:font-size-asian="8pt" style:font-size-complex="8pt"/>
    </style:style>
    <style:style style:name="P6" style:family="paragraph">
      <style:text-properties fo:font-size="7pt" style:font-size-asian="7pt" style:font-size-complex="7pt"/>
    </style:style>
    <style:style style:name="P7" style:family="paragraph">
      <style:paragraph-properties fo:text-align="center"/>
      <style:text-properties fo:font-size="7pt" style:font-size-asian="7pt" style:font-size-complex="7pt"/>
    </style:style>
    <style:style style:name="P8" style:family="paragraph">
      <style:paragraph-properties fo:text-align="center"/>
      <style:text-properties fo:font-size="8.60000038146973pt" style:font-size-asian="8.60000038146973pt" style:font-size-complex="8.60000038146973pt"/>
    </style:style>
    <style:style style:name="P9" style:family="paragraph">
      <style:text-properties fo:font-size="8.69999980926514pt"/>
    </style:style>
    <style:style style:name="P10" style:family="paragraph">
      <style:paragraph-properties fo:text-align="center"/>
      <style:text-properties fo:text-shadow="none"/>
    </style:style>
    <style:style style:name="P11" style:family="paragraph">
      <style:paragraph-properties fo:margin-top="0.205cm" fo:margin-bottom="0.205cm" fo:text-align="start"/>
    </style:style>
    <style:style style:name="P12" style:family="paragraph">
      <style:paragraph-properties fo:margin-top="0.205cm" fo:margin-bottom="0.205cm" fo:text-align="start"/>
      <style:text-properties fo:font-size="9pt" fo:text-shadow="none" style:font-size-asian="9pt" style:font-size-complex="9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9pt" style:font-size-asian="9pt" style:font-size-complex="9pt"/>
    </style:style>
    <style:style style:name="P15" style:family="paragraph">
      <style:paragraph-properties fo:text-align="center"/>
      <style:text-properties style:font-name="Liberation Sans2"/>
    </style:style>
    <style:style style:name="P16" style:family="paragraph">
      <style:paragraph-properties fo:text-align="center"/>
      <style:text-properties fo:font-size="8pt" style:font-size-asian="8pt" style:font-size-complex="8pt"/>
    </style:style>
    <style:style style:name="P17" style:family="paragraph">
      <style:text-properties fo:font-size="6pt" style:font-size-asian="6pt" style:font-size-complex="6pt"/>
    </style:style>
    <style:style style:name="P18" style:family="paragraph">
      <style:paragraph-properties fo:text-align="center"/>
      <style:text-properties fo:font-size="6pt" style:font-size-asian="6pt" style:font-size-complex="6pt"/>
    </style:style>
    <style:style style:name="P19" style:family="paragraph">
      <style:text-properties fo:font-size="12pt" style:font-size-asian="12pt" style:font-size-complex="12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text-shadow="none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text-shadow="none" style:font-size-asian="8pt" style:font-size-complex="8pt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8.60000038146973pt" style:font-size-asian="8.60000038146973pt" style:font-size-complex="8.60000038146973pt"/>
    </style:style>
    <style:style style:name="T7" style:family="text">
      <style:text-properties fo:font-size="8.69999980926514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62cm" svg:height="7.466cm" svg:x="2.54cm" svg:y="1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948cm" svg:height="1.232cm" svg:x="6.096cm" svg:y="1.778cm">
          <text:p text:style-name="P1"><text:span text:style-name="T1">Input </text:span></text:p>
          <text:p text:style-name="P1"><text:span text:style-name="T1">coordin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91cm" svg:height="1.245cm" svg:x="6.096cm" svg:y="5.488cm">
          <text:p text:style-name="P1"><text:span text:style-name="T1">Output</text:span></text:p>
          <text:p text:style-name="P1"><text:span text:style-name="T1">check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048cm" svg:height="1.35cm" svg:x="2.648cm" svg:y="7.132cm">
          <text:p text:style-name="P1"><text:span text:style-name="T2">Checkpoint &amp; restore</text:span></text:p>
          <text:p text:style-name="P1"><text:span text:style-name="T2">guard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3.67cm" svg:y1="2.32cm" svg:x2="2.999cm" svg:y2="6.3cm" svg:d="M3670 2320c0 2985-671 995-671 3980" svg:viewBox="0 0 672 3981">
          <text:p/>
        </draw:connector>
        <draw:connector draw:style-name="gr5" draw:text-style-name="P1" draw:layer="layout" draw:type="curve" svg:x1="4.372cm" svg:y1="2.322cm" svg:x2="3.701cm" svg:y2="6.302cm" svg:d="M4372 2322c0 2985-671 995-671 3980" svg:viewBox="0 0 672 3981">
          <text:p/>
        </draw:connector>
        <draw:connector draw:style-name="gr5" draw:text-style-name="P1" draw:layer="layout" draw:type="curve" svg:x1="5.074cm" svg:y1="2.324cm" svg:x2="4.403cm" svg:y2="6.304cm" svg:d="M5074 2324c0 2985-671 995-671 3980" svg:viewBox="0 0 672 3981">
          <text:p/>
        </draw:connector>
        <draw:frame draw:style-name="gr6" draw:text-style-name="P4" draw:layer="layout" svg:width="1.526cm" svg:height="0.573cm" svg:x="2.851cm" svg:y="2.54cm">
          <draw:text-box>
            <text:p><text:span text:style-name="T3">accept()</text:span></text:p>
          </draw:text-box>
        </draw:frame>
        <draw:frame draw:style-name="gr6" draw:text-style-name="P5" draw:layer="layout" svg:width="1.226cm" svg:height="0.573cm" svg:x="2.975cm" svg:y="3.322cm">
          <draw:text-box>
            <text:p><text:span text:style-name="T4">recv()</text:span></text:p>
          </draw:text-box>
        </draw:frame>
        <draw:frame draw:style-name="gr6" draw:text-style-name="P6" draw:layer="layout" svg:width="0.854cm" svg:height="0.53cm" svg:x="3.273cm" svg:y="1.878cm">
          <draw:text-box>
            <text:p><text:span text:style-name="T5">T1</text:span></text:p>
          </draw:text-box>
        </draw:frame>
        <draw:custom-shape draw:style-name="gr7" draw:text-style-name="P2" draw:layer="layout" svg:width="0.625cm" svg:height="0.308cm" svg:x="0.321cm" svg:y="7.158cm">
          <text:p text:style-name="P1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0.625cm" svg:height="0.308cm" svg:x="7.624cm" svg:y="4.061cm">
          <text:p text:style-name="P1"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0.625cm" svg:height="0.308cm" svg:x="8.22cm" svg:y="4.064cm">
          <text:p text:style-name="P1"><text:span text:style-name="T1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1.353cm" svg:height="0.573cm" svg:x="2.419cm" svg:y="4.78cm">
          <draw:text-box>
            <text:p><text:span text:style-name="T3">close()</text:span></text:p>
          </draw:text-box>
        </draw:frame>
        <draw:custom-shape draw:style-name="gr7" draw:text-style-name="P2" draw:layer="layout" svg:width="0.625cm" svg:height="0.308cm" svg:x="8.824cm" svg:y="4.061cm">
          <text:p text:style-name="P1"><text:span text:style-name="T1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7" draw:layer="layout" svg:width="1.226cm" svg:height="0.809cm" svg:x="9.957cm" svg:y="2.352cm">
          <draw:text-box>
            <text:p text:style-name="P1"><text:span text:style-name="T5">RDMA</text:span></text:p>
            <text:p text:style-name="P1"><text:span text:style-name="T5">QP</text:span></text:p>
          </draw:text-box>
        </draw:frame>
        <draw:frame draw:style-name="gr9" draw:text-style-name="P4" draw:layer="layout" svg:width="1.302cm" svg:height="0.573cm" svg:x="4.04cm" svg:y="4.326cm">
          <draw:text-box>
            <text:p><text:span text:style-name="T3">send()</text:span></text:p>
          </draw:text-box>
        </draw:frame>
        <draw:frame draw:style-name="gr6" draw:text-style-name="P6" draw:layer="layout" svg:width="0.854cm" svg:height="0.53cm" svg:x="3.975cm" svg:y="1.88cm">
          <draw:text-box>
            <text:p><text:span text:style-name="T5">T2</text:span></text:p>
          </draw:text-box>
        </draw:frame>
        <draw:frame draw:style-name="gr6" draw:text-style-name="P6" draw:layer="layout" svg:width="0.854cm" svg:height="0.53cm" svg:x="4.677cm" svg:y="1.882cm">
          <draw:text-box>
            <text:p><text:span text:style-name="T5">Tn</text:span></text:p>
          </draw:text-box>
        </draw:frame>
        <draw:frame draw:style-name="gr10" draw:text-style-name="P8" draw:layer="layout" svg:width="1.958cm" svg:height="0.945cm" svg:x="5.242cm" svg:y="3.737cm">
          <draw:text-box>
            <text:p text:style-name="P1"><text:span text:style-name="T6">consensus</text:span></text:p>
            <text:p text:style-name="P1"><text:span text:style-name="T6">log</text:span></text:p>
          </draw:text-box>
        </draw:frame>
        <draw:custom-shape draw:style-name="gr11" draw:text-style-name="P2" draw:layer="layout" svg:width="1.281cm" svg:height="0.69cm" svg:x="0.097cm" svg:y="2.358cm">
          <text:p text:style-name="P1"><text:span text:style-name="T1">Client2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27cm" svg:height="0.762cm" svg:x="0.108cm" svg:y="4.126cm">
          <text:p text:style-name="P1"><text:span text:style-name="T1">Client 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27cm" svg:height="0.744cm" svg:x="0.062cm" svg:y="1.17cm">
          <text:p text:style-name="P1"><text:span text:style-name="T1">Client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9" draw:layer="layout" svg:width="0.854cm" svg:height="0.603cm" svg:x="0.27cm" svg:y="3.302cm">
          <draw:text-box>
            <text:p><text:span text:style-name="T7">...</text:span></text:p>
          </draw:text-box>
        </draw:frame>
        <draw:custom-shape draw:style-name="gr12" draw:text-style-name="P10" draw:layer="layout" svg:width="2.677cm" svg:height="7.47cm" draw:transform="skewX (0.00872664625997165) rotate (0.00558505360638185) translate (10.985cm 1.427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3.881cm" svg:height="1.35cm" svg:x="11.125cm" svg:y="7.132cm">
          <text:p text:style-name="P11"><text:span text:style-name="T2">Checkpoint &amp;restore</text:span></text:p>
          <text:p text:style-name="P11"><text:span text:style-name="T2">guard</text:span></text:p>
          <draw:enhanced-geometry svg:viewBox="0 0 21600 21600" draw:type="rectangle" draw:enhanced-path="M 0 0 L 21600 0 21600 21600 0 21600 0 0 Z N"/>
        </draw:custom-shape>
        <draw:custom-shape draw:style-name="gr3" draw:text-style-name="P14" draw:layer="layout" svg:width="3.226cm" svg:height="1.245cm" svg:x="11.122cm" svg:y="1.763cm">
          <text:p text:style-name="P13"><text:span text:style-name="T1">Input</text:span></text:p>
          <text:p text:style-name="P13"><text:span text:style-name="T1">coordinator </text:span></text:p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5.696cm" svg:y1="7.62cm" svg:x2="11.125cm" svg:y2="7.62cm">
          <text:p/>
        </draw:line>
        <draw:custom-shape draw:style-name="gr3" draw:text-style-name="P14" draw:layer="layout" svg:width="3.226cm" svg:height="1.245cm" svg:x="11.122cm" svg:y="5.466cm">
          <text:p text:style-name="P13"><text:span text:style-name="T1">Output</text:span></text:p>
          <text:p text:style-name="P13"><text:span text:style-name="T1">checker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2.648cm" svg:y1="3.048cm" svg:x2="1.378cm" svg:y2="2.794cm">
          <text:p/>
        </draw:line>
        <draw:line draw:style-name="gr15" draw:text-style-name="P1" draw:layer="layout" svg:x1="2.648cm" svg:y1="3.888cm" svg:x2="1.365cm" svg:y2="4.572cm">
          <text:p/>
        </draw:line>
        <draw:line draw:style-name="gr16" draw:text-style-name="P15" draw:layer="layout" svg:x1="9.554cm" svg:y1="5.95cm" svg:x2="9.554cm" svg:y2="5.95cm">
          <text:p/>
        </draw:line>
        <draw:frame draw:style-name="gr17" draw:text-style-name="P7" draw:layer="layout" svg:width="1.226cm" svg:height="0.809cm" svg:x="9.957cm" svg:y="6.05cm">
          <draw:text-box>
            <text:p text:style-name="P1"><text:span text:style-name="T5">RDMA</text:span></text:p>
            <text:p text:style-name="P1"><text:span text:style-name="T5">QP</text:span></text:p>
          </draw:text-box>
        </draw:frame>
        <draw:line draw:style-name="gr16" draw:text-style-name="P15" draw:layer="layout" svg:x1="9.55cm" svg:y1="2.952cm" svg:x2="9.55cm" svg:y2="2.952cm">
          <text:p/>
        </draw:line>
        <draw:custom-shape draw:style-name="gr18" draw:text-style-name="P1" draw:layer="layout" svg:width="1.524cm" svg:height="0.254cm" svg:x="9.798cm" svg:y="2.19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1.524cm" svg:height="0.254cm" svg:x="9.799cm" svg:y="5.89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5" draw:text-style-name="P1" draw:layer="layout" svg:x1="2.648cm" svg:y1="2.286cm" svg:x2="1.124cm" svg:y2="1.778cm">
          <text:p/>
        </draw:line>
        <draw:custom-shape draw:style-name="gr19" draw:text-style-name="P2" draw:layer="layout" svg:width="2.686cm" svg:height="4.926cm" svg:x="2.648cm" svg:y="1.778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1.294cm" svg:height="0.53cm" svg:x="7.481cm" svg:y="7.62cm">
          <draw:text-box>
            <text:p text:style-name="P1"><text:span text:style-name="T5">TCP/IP</text:span></text:p>
          </draw:text-box>
        </draw:frame>
        <draw:custom-shape draw:style-name="gr3" draw:text-style-name="P2" draw:layer="layout" svg:width="0.625cm" svg:height="0.308cm" svg:x="9.425cm" svg:y="4.063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0.625cm" svg:height="0.308cm" svg:x="11.122cm" svg:y="4.06cm">
          <text:p text:style-name="P1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0.625cm" svg:height="0.308cm" svg:x="11.725cm" svg:y="4.063cm">
          <text:p text:style-name="P1"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0.625cm" svg:height="0.308cm" svg:x="12.326cm" svg:y="4.065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16" draw:layer="layout" svg:x1="7.112cm" svg:y1="3.01cm" svg:x2="7.366cm" svg:y2="4.058cm">
          <text:p/>
        </draw:line>
        <draw:line draw:style-name="gr20" draw:text-style-name="P16" draw:layer="layout" svg:x1="8.957cm" svg:y1="3.01cm" svg:x2="9.211cm" svg:y2="4.058cm">
          <text:p/>
        </draw:line>
        <draw:line draw:style-name="gr20" draw:text-style-name="P16" draw:layer="layout" svg:x1="7.757cm" svg:y1="3.01cm" svg:x2="8.011cm" svg:y2="4.058cm">
          <text:p/>
        </draw:line>
        <draw:line draw:style-name="gr20" draw:text-style-name="P16" draw:layer="layout" svg:x1="7.874cm" svg:y1="5.488cm" svg:x2="8.536cm" svg:y2="4.372cm">
          <text:p/>
        </draw:line>
        <draw:frame draw:style-name="gr21" draw:text-style-name="P17" draw:layer="layout" svg:width="1.27cm" svg:height="0.493cm" svg:x="8.136cm" svg:y="4.626cm">
          <draw:text-box>
            <text:p><text:span text:style-name="T8">append</text:span></text:p>
          </draw:text-box>
        </draw:frame>
        <draw:frame draw:style-name="gr21" draw:text-style-name="P17" draw:layer="layout" svg:width="1.27cm" svg:height="0.493cm" svg:x="7.036cm" svg:y="3.227cm">
          <draw:text-box>
            <text:p><text:span text:style-name="T8">append</text:span></text:p>
          </draw:text-box>
        </draw:frame>
        <draw:frame draw:style-name="gr21" draw:text-style-name="P17" draw:layer="layout" svg:width="1.27cm" svg:height="0.493cm" svg:x="8.836cm" svg:y="3.227cm">
          <draw:text-box>
            <text:p><text:span text:style-name="T8">append</text:span></text:p>
          </draw:text-box>
        </draw:frame>
        <draw:line draw:style-name="gr20" draw:text-style-name="P18" draw:layer="layout" svg:x1="4.064cm" svg:y1="3.556cm" svg:x2="6.096cm" svg:y2="2.54cm">
          <text:p/>
        </draw:line>
        <draw:line draw:style-name="gr20" draw:text-style-name="P16" draw:layer="layout" svg:x1="12.102cm" svg:y1="3.01cm" svg:x2="11.43cm" svg:y2="4.064cm">
          <text:p/>
        </draw:line>
        <draw:frame draw:style-name="gr21" draw:text-style-name="P17" draw:layer="layout" svg:width="1.27cm" svg:height="0.493cm" svg:x="10.836cm" svg:y="3.228cm">
          <draw:text-box>
            <text:p><text:span text:style-name="T8">append</text:span></text:p>
          </draw:text-box>
        </draw:frame>
        <draw:line draw:style-name="gr20" draw:text-style-name="P18" draw:layer="layout" svg:x1="4.064cm" svg:y1="2.794cm" svg:x2="6.096cm" svg:y2="2.54cm">
          <text:p/>
        </draw:line>
        <draw:line draw:style-name="gr20" draw:text-style-name="P18" draw:layer="layout" svg:x1="4.826cm" svg:y1="4.826cm" svg:x2="6.096cm" svg:y2="5.842cm">
          <text:p/>
        </draw:line>
        <draw:line draw:style-name="gr20" draw:text-style-name="P18" draw:layer="layout" svg:x1="3.302cm" svg:y1="4.826cm" svg:x2="6.096cm" svg:y2="2.794cm">
          <text:p/>
        </draw:line>
        <draw:frame draw:style-name="gr21" draw:text-style-name="P6" draw:layer="layout" svg:width="1.467cm" svg:height="0.53cm" svg:x="0.754cm" svg:y="7.058cm">
          <draw:text-box>
            <text:p><text:span text:style-name="T5">accept()</text:span></text:p>
          </draw:text-box>
        </draw:frame>
        <draw:custom-shape draw:style-name="gr3" draw:text-style-name="P2" draw:layer="layout" svg:width="0.625cm" svg:height="0.308cm" svg:x="7.022cm" svg:y="4.06cm">
          <text:p text:style-name="P1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0.625cm" svg:height="0.308cm" svg:x="0.323cm" svg:y="7.599cm">
          <text:p text:style-name="P1"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6" draw:layer="layout" svg:width="1.467cm" svg:height="0.53cm" svg:x="0.756cm" svg:y="7.499cm">
          <draw:text-box>
            <text:p><text:span text:style-name="T5">recv()</text:span></text:p>
          </draw:text-box>
        </draw:frame>
        <draw:custom-shape draw:style-name="gr7" draw:text-style-name="P2" draw:layer="layout" svg:width="0.625cm" svg:height="0.308cm" svg:x="0.323cm" svg:y="7.999cm">
          <text:p text:style-name="P1"><text:span text:style-name="T1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6" draw:layer="layout" svg:width="2.038cm" svg:height="0.53cm" svg:x="0.756cm" svg:y="7.899cm">
          <draw:text-box>
            <text:p><text:span text:style-name="T5">output hash</text:span></text:p>
          </draw:text-box>
        </draw:frame>
        <draw:custom-shape draw:style-name="gr7" draw:text-style-name="P2" draw:layer="layout" svg:width="0.625cm" svg:height="0.308cm" svg:x="0.323cm" svg:y="8.399cm">
          <text:p text:style-name="P1"><text:span text:style-name="T1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6" draw:layer="layout" svg:width="1.467cm" svg:height="0.53cm" svg:x="0.756cm" svg:y="8.299cm">
          <draw:text-box>
            <text:p><text:span text:style-name="T5">close()</text:span></text:p>
          </draw:text-box>
        </draw:frame>
        <draw:frame draw:style-name="gr21" draw:text-style-name="P6" draw:layer="layout" svg:width="2.54cm" svg:height="0.53cm" svg:x="2.748cm" svg:y="1.324cm">
          <draw:text-box>
            <text:p><text:span text:style-name="T5">A server program</text:span></text:p>
          </draw:text-box>
        </draw:frame>
        <draw:frame draw:style-name="gr21" draw:text-style-name="P6" draw:layer="layout" svg:width="1.416cm" svg:height="0.53cm" svg:x="1.232cm" svg:y="1.524cm">
          <draw:text-box>
            <text:p><text:span text:style-name="T5">TCP/IP</text:span></text:p>
          </draw:text-box>
        </draw:frame>
        <draw:frame draw:style-name="gr21" draw:text-style-name="P6" draw:layer="layout" svg:width="1.416cm" svg:height="0.53cm" svg:x="1.132cm" svg:y="2.824cm">
          <draw:text-box>
            <text:p><text:span text:style-name="T5">TCP/IP</text:span></text:p>
          </draw:text-box>
        </draw:frame>
        <draw:frame draw:style-name="gr21" draw:text-style-name="P6" draw:layer="layout" svg:width="1.416cm" svg:height="0.53cm" svg:x="1.032cm" svg:y="3.869cm">
          <draw:text-box>
            <text:p><text:span text:style-name="T5">TCP/IP</text:span></text:p>
          </draw:text-box>
        </draw:frame>
        <draw:frame draw:style-name="gr21" draw:text-style-name="P19" draw:layer="layout" svg:width="2.032cm" svg:height="0.729cm" svg:x="2.44cm" svg:y="0.762cm">
          <draw:text-box>
            <text:p><text:span text:style-name="T9">Leader</text:span></text:p>
          </draw:text-box>
        </draw:frame>
        <draw:frame draw:style-name="gr21" draw:text-style-name="P19" draw:layer="layout" svg:width="2.014cm" svg:height="0.729cm" svg:x="10.84cm" svg:y="0.763cm">
          <draw:text-box>
            <text:p><text:span text:style-name="T9">Backup</text:span></text:p>
          </draw:text-box>
        </draw:frame>
        <presentation:notes draw:style-name="dp2">
          <draw:page-thumbnail draw:style-name="gr2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ffffff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92cm" fo:text-indent="0cm"/>
      <style:text-properties fo:font-size="13.6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43cm" fo:text-indent="0cm"/>
      <style:text-properties fo:font-size="1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95cm" fo:text-indent="0cm"/>
      <style:text-properties fo:font-size="9.6999998092651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.7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809cm" svg:height="7.047cm" svg:x="1.242cm" svg:y="2.397cm"/>
      <draw:page-thumbnail draw:layer="backgroundobjects" svg:width="8.809cm" svg:height="7.047cm" svg:x="1.242cm" svg:y="10.445cm"/>
      <draw:page-thumbnail draw:layer="backgroundobjects" svg:width="8.809cm" svg:height="7.047cm" svg:x="1.242cm" svg:y="18.493cm"/>
      <draw:page-thumbnail draw:layer="backgroundobjects" svg:width="8.809cm" svg:height="7.047cm" svg:x="11.537cm" svg:y="2.397cm"/>
      <draw:page-thumbnail draw:layer="backgroundobjects" svg:width="8.809cm" svg:height="7.047cm" svg:x="11.537cm" svg:y="10.445cm"/>
      <draw:page-thumbnail draw:layer="backgroundobjects" svg:width="8.809cm" svg:height="7.047cm" svg:x="11.537cm" svg:y="18.493cm"/>
    </style:handout-master>
    <style:master-page style:name="Default" style:page-layout-name="PM1" draw:style-name="Mdp1">
      <draw:frame presentation:style-name="Default-title" draw:layer="backgroundobjects" svg:width="11.429cm" svg:height="1.696cm" svg:x="0.635cm" svg:y="0.404cm" presentation:class="title" presentation:placeholder="true">
        <draw:text-box/>
      </draw:frame>
      <draw:frame presentation:style-name="Default-outline1" draw:layer="backgroundobjects" svg:width="11.429cm" svg:height="5.892cm" svg:x="0.635cm" svg:y="2.376cm" presentation:class="outline" presentation:placeholder="true">
        <draw:text-box/>
      </draw:frame>
      <draw:frame presentation:style-name="Mpr1" draw:text-style-name="MP1" draw:layer="backgroundobjects" svg:width="2.959cm" svg:height="0.701cm" svg:x="0.635cm" svg:y="9.2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4.026cm" svg:height="0.701cm" svg:x="4.343cm" svg:y="9.2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959cm" svg:height="0.701cm" svg:x="9.105cm" svg:y="9.2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01:26:09.781778508</meta:creation-date>
    <meta:editing-duration>PT5H11M32S</meta:editing-duration>
    <meta:editing-cycles>59</meta:editing-cycles>
    <meta:generator>LibreOffice/4.2.8.2$Linux_X86_64 LibreOffice_project/420m0$Build-2</meta:generator>
    <dc:date>2016-09-21T19:19:06.211828875</dc:date>
    <meta:document-statistic meta:object-count="93"/>
  </office:meta>
</office:document-meta>
</file>